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0090" officeooo:paragraph-rsid="0010009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33b0e" officeooo:paragraph-rsid="00133b0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00090" officeooo:paragraph-rsid="00100090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133b0e" officeooo:paragraph-rsid="00133b0e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normal" officeooo:rsid="00100090" officeooo:paragraph-rsid="0010009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15093" officeooo:paragraph-rsid="00100090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15093" officeooo:paragraph-rsid="00115093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fo:font-weight="normal" officeooo:rsid="00115093" officeooo:paragraph-rsid="0011509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2a41c" officeooo:paragraph-rsid="0012a41c" style:font-weight-asian="normal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2pt" fo:font-weight="normal" officeooo:rsid="0012a41c" officeooo:paragraph-rsid="0012a41c" style:font-weight-asian="normal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fo:font-size="12pt" fo:font-weight="normal" officeooo:rsid="00133b0e" officeooo:paragraph-rsid="00133b0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33b0e" officeooo:paragraph-rsid="00133b0e" style:font-weight-asian="normal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fo:font-size="12pt" fo:font-weight="normal" officeooo:rsid="00133b0e" officeooo:paragraph-rsid="00133b0e" style:font-weight-asian="normal" style:font-weight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fo:font-size="12pt" fo:font-weight="normal" officeooo:rsid="00142854" officeooo:paragraph-rsid="0014285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4dc5d" officeooo:paragraph-rsid="0014dc5d" style:font-weight-asian="normal" style:font-weight-complex="normal"/>
    </style:style>
    <style:style style:name="P16" style:family="paragraph" style:parent-style-name="Standard" style:list-style-name="L9">
      <style:paragraph-properties fo:text-align="justify" style:justify-single-word="false"/>
      <style:text-properties fo:font-size="12pt" fo:font-weight="normal" officeooo:rsid="0014dc5d" officeooo:paragraph-rsid="0014dc5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60e34" officeooo:paragraph-rsid="00160e34" style:font-weight-asian="normal" style:font-weight-complex="normal"/>
    </style:style>
    <style:style style:name="P18" style:family="paragraph" style:parent-style-name="Standard" style:list-style-name="L10">
      <style:paragraph-properties fo:text-align="justify" style:justify-single-word="false"/>
      <style:text-properties fo:font-size="12pt" fo:font-weight="normal" officeooo:rsid="00160e34" officeooo:paragraph-rsid="00160e34" style:font-weight-asian="normal" style:font-weight-complex="normal"/>
    </style:style>
    <style:style style:name="P19" style:family="paragraph" style:parent-style-name="Standard" style:list-style-name="L11">
      <style:paragraph-properties fo:text-align="justify" style:justify-single-word="false"/>
      <style:text-properties fo:font-size="12pt" fo:font-weight="normal" officeooo:rsid="00160e34" officeooo:paragraph-rsid="00160e34" style:font-weight-asian="normal" style:font-weight-complex="normal"/>
    </style:style>
    <style:style style:name="P20" style:family="paragraph" style:parent-style-name="Standard" style:list-style-name="L13">
      <style:paragraph-properties fo:text-align="justify" style:justify-single-word="false"/>
      <style:text-properties fo:font-size="12pt" fo:font-weight="normal" officeooo:rsid="00160e34" officeooo:paragraph-rsid="00160e34" style:font-weight-asian="normal" style:font-weight-complex="normal"/>
    </style:style>
    <style:style style:name="P21" style:family="paragraph" style:parent-style-name="Standard" style:list-style-name="L14">
      <style:paragraph-properties fo:text-align="justify" style:justify-single-word="false"/>
      <style:text-properties fo:font-size="12pt" fo:font-weight="normal" officeooo:rsid="00160e34" officeooo:paragraph-rsid="00160e3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81aa8" officeooo:paragraph-rsid="00181aa8" style:font-weight-asian="normal" style:font-weight-complex="normal"/>
    </style:style>
    <style:style style:name="P23" style:family="paragraph" style:parent-style-name="Standard" style:list-style-name="L17">
      <style:paragraph-properties fo:text-align="justify" style:justify-single-word="false"/>
      <style:text-properties fo:font-size="12pt" fo:font-weight="normal" officeooo:rsid="00181aa8" officeooo:paragraph-rsid="00181aa8" style:font-weight-asian="normal" style:font-weight-complex="normal"/>
    </style:style>
    <style:style style:name="P24" style:family="paragraph" style:parent-style-name="Standard" style:list-style-name="L18">
      <style:paragraph-properties fo:text-align="justify" style:justify-single-word="false"/>
      <style:text-properties fo:font-size="12pt" fo:font-weight="normal" officeooo:rsid="00181aa8" officeooo:paragraph-rsid="00181aa8" style:font-weight-asian="normal" style:font-weight-complex="normal"/>
    </style:style>
    <style:style style:name="P25" style:family="paragraph" style:parent-style-name="Standard" style:list-style-name="L19">
      <style:paragraph-properties fo:text-align="justify" style:justify-single-word="false"/>
      <style:text-properties fo:font-size="12pt" fo:font-weight="normal" officeooo:rsid="00181aa8" officeooo:paragraph-rsid="00181aa8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848b2" officeooo:paragraph-rsid="001848b2" style:font-weight-asian="normal" style:font-weight-complex="normal"/>
    </style:style>
    <style:style style:name="P27" style:family="paragraph" style:parent-style-name="Standard" style:list-style-name="L20">
      <style:paragraph-properties fo:text-align="justify" style:justify-single-word="false"/>
      <style:text-properties fo:font-size="12pt" fo:font-weight="normal" officeooo:rsid="001848b2" officeooo:paragraph-rsid="001848b2" style:font-weight-asian="normal" style:font-weight-complex="normal"/>
    </style:style>
    <style:style style:name="P28" style:family="paragraph" style:parent-style-name="Standard" style:list-style-name="L17">
      <style:paragraph-properties fo:text-align="justify" style:justify-single-word="false"/>
      <style:text-properties fo:font-size="12pt" fo:font-weight="normal" officeooo:rsid="00187657" officeooo:paragraph-rsid="00187657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1a1c4e" officeooo:paragraph-rsid="001a1c4e" style:font-weight-asian="normal" style:font-weight-complex="normal"/>
    </style:style>
    <style:style style:name="P30" style:family="paragraph" style:parent-style-name="Standard" style:list-style-name="L23">
      <style:paragraph-properties fo:text-align="justify" style:justify-single-word="false"/>
      <style:text-properties fo:font-size="12pt" fo:font-weight="normal" officeooo:rsid="001a1c4e" officeooo:paragraph-rsid="001a1c4e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b662f" officeooo:paragraph-rsid="001b662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160e34" officeooo:paragraph-rsid="00160e34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181aa8" officeooo:paragraph-rsid="00181aa8" style:font-weight-asian="bold" style:font-weight-complex="bold"/>
    </style:style>
    <style:style style:name="P34" style:family="paragraph" style:parent-style-name="Standard" style:list-style-name="L19">
      <style:paragraph-properties fo:text-align="justify" style:justify-single-word="false"/>
      <style:text-properties fo:font-size="12pt" fo:font-weight="bold" officeooo:rsid="00181aa8" officeooo:paragraph-rsid="00181aa8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1a1c4e" officeooo:paragraph-rsid="001a1c4e" style:font-weight-asian="bold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100090"/>
    </style:style>
    <style:style style:name="P37" style:family="paragraph" style:parent-style-name="Standard">
      <style:paragraph-properties fo:text-align="justify" style:justify-single-word="false"/>
      <style:text-properties officeooo:paragraph-rsid="0014dc5d"/>
    </style:style>
    <style:style style:name="P38" style:family="paragraph" style:parent-style-name="Standard" style:list-style-name="L7">
      <style:paragraph-properties fo:text-align="justify" style:justify-single-word="false"/>
      <style:text-properties officeooo:paragraph-rsid="0014dc5d"/>
    </style:style>
    <style:style style:name="P39" style:family="paragraph" style:parent-style-name="Standard" style:list-style-name="L12">
      <style:paragraph-properties fo:text-align="justify" style:justify-single-word="false"/>
      <style:text-properties officeooo:paragraph-rsid="00160e34"/>
    </style:style>
    <style:style style:name="P40" style:family="paragraph" style:parent-style-name="Standard" style:list-style-name="L14">
      <style:paragraph-properties fo:text-align="justify" style:justify-single-word="false"/>
      <style:text-properties officeooo:paragraph-rsid="00160e34"/>
    </style:style>
    <style:style style:name="P41" style:family="paragraph" style:parent-style-name="Standard">
      <style:paragraph-properties fo:text-align="justify" style:justify-single-word="false"/>
      <style:text-properties officeooo:paragraph-rsid="001762bb"/>
    </style:style>
    <style:style style:name="P42" style:family="paragraph" style:parent-style-name="Standard" style:list-style-name="L16">
      <style:paragraph-properties fo:text-align="justify" style:justify-single-word="false"/>
      <style:text-properties officeooo:paragraph-rsid="00181aa8"/>
    </style:style>
    <style:style style:name="P43" style:family="paragraph" style:parent-style-name="Standard">
      <style:paragraph-properties fo:text-align="justify" style:justify-single-word="false"/>
      <style:text-properties officeooo:paragraph-rsid="001848b2"/>
    </style:style>
    <style:style style:name="P44" style:family="paragraph" style:parent-style-name="Standard" style:list-style-name="L22">
      <style:paragraph-properties fo:text-align="justify" style:justify-single-word="false"/>
      <style:text-properties officeooo:paragraph-rsid="00187657"/>
    </style:style>
    <style:style style:name="P45" style:family="paragraph" style:parent-style-name="Standard" style:list-style-name="L22">
      <style:paragraph-properties fo:text-align="justify" style:justify-single-word="false"/>
      <style:text-properties officeooo:paragraph-rsid="001a0700"/>
    </style:style>
    <style:style style:name="P46" style:family="paragraph" style:parent-style-name="Standard">
      <style:paragraph-properties fo:text-align="justify" style:justify-single-word="false"/>
      <style:text-properties officeooo:paragraph-rsid="001a0700"/>
    </style:style>
    <style:style style:name="P47" style:family="paragraph" style:parent-style-name="Standard">
      <style:paragraph-properties fo:text-align="justify" style:justify-single-word="false"/>
      <style:text-properties officeooo:paragraph-rsid="001b662f"/>
    </style:style>
    <style:style style:name="P48" style:family="paragraph" style:parent-style-name="Standard" style:list-style-name="L6">
      <style:paragraph-properties fo:text-align="justify" style:justify-single-word="false"/>
      <style:text-properties officeooo:rsid="0014dc5d" officeooo:paragraph-rsid="0014dc5d"/>
    </style:style>
    <style:style style:name="P49" style:family="paragraph" style:parent-style-name="Standard">
      <style:paragraph-properties fo:text-align="justify" style:justify-single-word="false"/>
      <style:text-properties officeooo:rsid="0014dc5d" officeooo:paragraph-rsid="0014dc5d"/>
    </style:style>
    <style:style style:name="P50" style:family="paragraph" style:parent-style-name="Standard" style:list-style-name="L7">
      <style:paragraph-properties fo:text-align="justify" style:justify-single-word="false"/>
      <style:text-properties officeooo:rsid="0014dc5d" officeooo:paragraph-rsid="0014dc5d"/>
    </style:style>
    <style:style style:name="P51" style:family="paragraph" style:parent-style-name="Standard" style:list-style-name="L8">
      <style:paragraph-properties fo:text-align="justify" style:justify-single-word="false"/>
      <style:text-properties officeooo:rsid="0014dc5d" officeooo:paragraph-rsid="0014dc5d"/>
    </style:style>
    <style:style style:name="P52" style:family="paragraph" style:parent-style-name="Standard" style:list-style-name="L9">
      <style:paragraph-properties fo:text-align="justify" style:justify-single-word="false"/>
      <style:text-properties officeooo:rsid="0014dc5d" officeooo:paragraph-rsid="0014dc5d"/>
    </style:style>
    <style:style style:name="P53" style:family="paragraph" style:parent-style-name="Standard">
      <style:paragraph-properties fo:text-align="justify" style:justify-single-word="false"/>
      <style:text-properties officeooo:rsid="00160e34" officeooo:paragraph-rsid="00160e34"/>
    </style:style>
    <style:style style:name="P54" style:family="paragraph" style:parent-style-name="Standard" style:list-style-name="L12">
      <style:paragraph-properties fo:text-align="justify" style:justify-single-word="false"/>
      <style:text-properties officeooo:rsid="00160e34" officeooo:paragraph-rsid="00160e34"/>
    </style:style>
    <style:style style:name="P55" style:family="paragraph" style:parent-style-name="Standard" style:list-style-name="L14">
      <style:paragraph-properties fo:text-align="justify" style:justify-single-word="false"/>
      <style:text-properties officeooo:rsid="00160e34" officeooo:paragraph-rsid="00160e34"/>
    </style:style>
    <style:style style:name="P56" style:family="paragraph" style:parent-style-name="Standard">
      <style:paragraph-properties fo:text-align="justify" style:justify-single-word="false"/>
      <style:text-properties fo:font-weight="bold" officeooo:rsid="001762bb" officeooo:paragraph-rsid="001762bb" style:font-weight-asian="bold" style:font-weight-complex="bold"/>
    </style:style>
    <style:style style:name="P57" style:family="paragraph" style:parent-style-name="Standard" style:list-style-name="L15">
      <style:paragraph-properties fo:text-align="justify" style:justify-single-word="false"/>
      <style:text-properties fo:font-weight="bold" officeooo:rsid="001762bb" officeooo:paragraph-rsid="001762bb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weight="bold" officeooo:rsid="00181aa8" officeooo:paragraph-rsid="00181aa8" style:font-weight-asian="bold" style:font-weight-complex="bold"/>
    </style:style>
    <style:style style:name="P59" style:family="paragraph" style:parent-style-name="Standard" style:list-style-name="L16">
      <style:paragraph-properties fo:text-align="justify" style:justify-single-word="false"/>
      <style:text-properties fo:font-weight="bold" officeooo:rsid="00181aa8" officeooo:paragraph-rsid="00181aa8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1a1c4e" officeooo:paragraph-rsid="001a1c4e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4pt" fo:font-weight="bold" officeooo:rsid="00160e34" officeooo:paragraph-rsid="00160e34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4pt" fo:font-weight="bold" officeooo:rsid="001a1c4e" officeooo:paragraph-rsid="001a1c4e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officeooo:rsid="001762bb" officeooo:paragraph-rsid="001762bb"/>
    </style:style>
    <style:style style:name="P64" style:family="paragraph" style:parent-style-name="Standard">
      <style:paragraph-properties fo:text-align="justify" style:justify-single-word="false"/>
      <style:text-properties officeooo:rsid="001848b2" officeooo:paragraph-rsid="001848b2"/>
    </style:style>
    <style:style style:name="P65" style:family="paragraph" style:parent-style-name="Standard" style:list-style-name="L21">
      <style:paragraph-properties fo:text-align="justify" style:justify-single-word="false"/>
      <style:text-properties officeooo:rsid="001848b2" officeooo:paragraph-rsid="001848b2"/>
    </style:style>
    <style:style style:name="P66" style:family="paragraph" style:parent-style-name="Standard">
      <style:paragraph-properties fo:text-align="justify" style:justify-single-word="false"/>
      <style:text-properties officeooo:rsid="00187657" officeooo:paragraph-rsid="00187657"/>
    </style:style>
    <style:style style:name="P67" style:family="paragraph" style:parent-style-name="Standard" style:list-style-name="L22">
      <style:paragraph-properties fo:text-align="justify" style:justify-single-word="false"/>
      <style:text-properties officeooo:rsid="00187657" officeooo:paragraph-rsid="00187657"/>
    </style:style>
    <style:style style:name="P68" style:family="paragraph" style:parent-style-name="Standard" style:list-style-name="L24">
      <style:paragraph-properties fo:text-align="justify" style:justify-single-word="false"/>
      <style:text-properties officeooo:rsid="001b662f" officeooo:paragraph-rsid="001b662f"/>
    </style:style>
    <style:style style:name="P69" style:family="paragraph" style:parent-style-name="Standard">
      <style:paragraph-properties fo:text-align="justify" style:justify-single-word="false"/>
      <style:text-properties officeooo:rsid="001b662f" officeooo:paragraph-rsid="001b662f"/>
    </style:style>
    <style:style style:name="P70" style:family="paragraph" style:parent-style-name="Standard" style:list-style-name="L25">
      <style:paragraph-properties fo:text-align="justify" style:justify-single-word="false"/>
      <style:text-properties officeooo:rsid="001b662f" officeooo:paragraph-rsid="001b662f"/>
    </style:style>
    <style:style style:name="P71" style:family="paragraph" style:parent-style-name="Standard" style:list-style-name="L26">
      <style:paragraph-properties fo:text-align="justify" style:justify-single-word="false"/>
      <style:text-properties officeooo:rsid="001b662f" officeooo:paragraph-rsid="001b662f"/>
    </style:style>
    <style:style style:name="P72" style:family="paragraph" style:parent-style-name="Standard">
      <style:paragraph-properties fo:text-align="justify" style:justify-single-word="false" fo:break-before="page"/>
      <style:text-properties officeooo:rsid="0014dc5d" officeooo:paragraph-rsid="0014dc5d"/>
    </style:style>
    <style:style style:name="P73" style:family="paragraph" style:parent-style-name="Standard">
      <style:paragraph-properties fo:text-align="center" style:justify-single-word="false" fo:break-before="page"/>
      <style:text-properties fo:font-size="14pt" fo:font-weight="bold" officeooo:rsid="00160e34" officeooo:paragraph-rsid="00160e34" style:font-weight-asian="bold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fo:font-size="14pt" fo:font-weight="bold" officeooo:rsid="001848b2" officeooo:paragraph-rsid="001848b2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100090" style:font-weight-asian="normal" style:font-weight-complex="normal"/>
    </style:style>
    <style:style style:name="T4" style:family="text">
      <style:text-properties fo:font-size="12pt" fo:font-weight="normal" officeooo:rsid="00115093" style:font-weight-asian="normal" style:font-weight-complex="normal"/>
    </style:style>
    <style:style style:name="T5" style:family="text">
      <style:text-properties fo:font-size="12pt" fo:font-weight="normal" officeooo:rsid="0012a41c" style:font-weight-asian="normal" style:font-weight-complex="normal"/>
    </style:style>
    <style:style style:name="T6" style:family="text">
      <style:text-properties fo:font-size="12pt" fo:font-weight="normal" officeooo:rsid="0013e63b" style:font-weight-asian="normal" style:font-weight-complex="normal"/>
    </style:style>
    <style:style style:name="T7" style:family="text">
      <style:text-properties fo:font-size="12pt" fo:font-weight="normal" officeooo:rsid="00142854" style:font-weight-asian="normal" style:font-weight-complex="normal"/>
    </style:style>
    <style:style style:name="T8" style:family="text">
      <style:text-properties fo:font-size="12pt" fo:font-weight="normal" officeooo:rsid="0014dc5d" style:font-weight-asian="normal" style:font-weight-complex="normal"/>
    </style:style>
    <style:style style:name="T9" style:family="text">
      <style:text-properties fo:font-size="12pt" fo:font-weight="normal" officeooo:rsid="00160e34" style:font-weight-asian="normal" style:font-weight-complex="normal"/>
    </style:style>
    <style:style style:name="T10" style:family="text">
      <style:text-properties fo:font-size="12pt" fo:font-weight="normal" officeooo:rsid="001762bb" style:font-weight-asian="normal" style:font-weight-complex="normal"/>
    </style:style>
    <style:style style:name="T11" style:family="text">
      <style:text-properties fo:font-size="12pt" fo:font-weight="normal" officeooo:rsid="00181aa8" style:font-weight-asian="normal" style:font-weight-complex="normal"/>
    </style:style>
    <style:style style:name="T12" style:family="text">
      <style:text-properties fo:font-size="12pt" fo:font-weight="normal" officeooo:rsid="001848b2" style:font-weight-asian="normal" style:font-weight-complex="normal"/>
    </style:style>
    <style:style style:name="T13" style:family="text">
      <style:text-properties fo:font-size="12pt" fo:font-weight="normal" officeooo:rsid="00187657" style:font-weight-asian="normal" style:font-weight-complex="normal"/>
    </style:style>
    <style:style style:name="T14" style:family="text">
      <style:text-properties fo:font-size="12pt" fo:font-weight="normal" officeooo:rsid="001a0700" style:font-weight-asian="normal" style:font-weight-complex="normal"/>
    </style:style>
    <style:style style:name="T15" style:family="text">
      <style:text-properties fo:font-size="12pt" fo:font-weight="normal" officeooo:rsid="001b662f" style:font-weight-asian="normal" style:font-weight-complex="normal"/>
    </style:style>
    <style:style style:name="T16" style:family="text">
      <style:text-properties fo:font-size="12pt" officeooo:rsid="001848b2"/>
    </style:style>
    <style:style style:name="T17" style:family="text">
      <style:text-properties fo:font-size="12pt" officeooo:rsid="001a0700"/>
    </style:style>
    <style:style style:name="T18" style:family="text">
      <style:text-properties officeooo:rsid="0013e63b"/>
    </style:style>
    <style:style style:name="T19" style:family="text">
      <style:text-properties officeooo:rsid="00142854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y Managment</text:p>
      <text:p text:style-name="P3"/>
      <text:list xml:id="list1800822348" text:style-name="L1">
        <text:list-item>
          <text:p text:style-name="P5">Text segment<text:span text:style-name="T18"> - instrukcje maszynowe</text:span>,</text:p>
        </text:list-item>
        <text:list-item>
          <text:p text:style-name="P5">Data segment<text:span text:style-name="T18"> - statyczne i globalne zmienne</text:span>,</text:p>
        </text:list-item>
        <text:list-item>
          <text:p text:style-name="P36"><text:span text:style-name="T3">BSS segment (block start stop segment) - część bloku Data. Po uruchomieniu programu są tam same 0, wydzielenie tam danych jest optymalizacją,</text:span><text:span text:style-name="T6"> niezainicjowane dane statyczne</text:span></text:p>
        </text:list-item>
        <text:list-item>
          <text:p text:style-name="P5">Heap - sterta alokowana dynamicznie,</text:p>
        </text:list-item>
        <text:list-item>
          <text:p text:style-name="P36"><text:span text:style-name="T3">Stack - stos alokowany statycznie</text:span><text:span text:style-name="T4"> (ładowane tam są ramki stosu, w których np. funkcje zapisują adres </text:span><text:span text:style-name="T6">powrotu</text:span><text:span text:style-name="T4">, </text:span><text:span text:style-name="T6">lokalne zmienne, </text:span><text:span text:style-name="T4">parametry), </text:span></text:p>
        </text:list-item>
      </text:list>
      <text:p text:style-name="P6"/>
      <text:p text:style-name="P7">Ramka stosu:</text:p>
      <text:list xml:id="list1661282340" text:style-name="L2">
        <text:list-item>
          <text:p text:style-name="P8">Argumenty,</text:p>
        </text:list-item>
        <text:list-item>
          <text:p text:style-name="P8">Adres powrotu,</text:p>
        </text:list-item>
        <text:list-item>
          <text:p text:style-name="P8">miejsce dla zmiennych lokalnych</text:p>
        </text:list-item>
      </text:list>
      <text:p text:style-name="P7"/>
      <text:p text:style-name="P7">Sam stos ma swój limit, jego przekroczenia pilnuje mechanizm systemowy. </text:p>
      <text:p text:style-name="P7"/>
      <text:p text:style-name="P9">Sposoby alokowania pamięci:</text:p>
      <text:list xml:id="list3524551625" text:style-name="L3">
        <text:list-item>
          <text:p text:style-name="P10">void* operator new (std::size_t count);</text:p>
        </text:list-item>
        <text:list-item>
          <text:p text:style-name="P10">void* operator new[] (std::size_t count);<text:span text:style-name="T18"><text:tab/>// Jeśli się nie uda - wyrzuca wyjątek</text:span></text:p>
        </text:list-item>
        <text:list-item>
          <text:p text:style-name="P10">void* operator new (std::size_t count, const std::nothrow_t&amp; tag);</text:p>
        </text:list-item>
        <text:list-item>
          <text:p text:style-name="P10">void* operator new[] (std::size_t count, const std::nothrow_t&amp; tag);<text:span text:style-name="T18"><text:tab/>// Nie ma wyjątku, <text:tab/><text:tab/><text:tab/><text:tab/><text:tab/><text:tab/><text:tab/><text:tab/><text:tab/>//trzeba sprawdzić nullptr</text:span></text:p>
        </text:list-item>
        <text:list-item>
          <text:p text:style-name="P10">void* operator new (std::size_t count, user-defined-args ...);</text:p>
        </text:list-item>
        <text:list-item>
          <text:p text:style-name="P10">void* operator new[] (std::size_t count, user-defined-args ...);</text:p>
        </text:list-item>
      </text:list>
      <text:p text:style-name="P9"/>
      <text:p text:style-name="P9"/>
      <text:p text:style-name="P4"><text:span text:style-name="T5">S</text:span><text:span text:style-name="T2">t</text:span><text:span text:style-name="T7">ac</text:span><text:span text:style-name="T2">k:</text:span></text:p>
      <text:list xml:id="list2294861180" text:style-name="L4">
        <text:list-item>
          <text:p text:style-name="P11">W cash-u CPU, duzo szybszy,</text:p>
        </text:list-item>
        <text:list-item>
          <text:p text:style-name="P11">zarządzany przez CPU,</text:p>
        </text:list-item>
        <text:list-item>
          <text:p text:style-name="P11">nie zostanie pofragmentowana<text:span text:style-name="T19"> (jest ciągła)</text:span>,</text:p>
        </text:list-item>
        <text:list-item>
          <text:p text:style-name="P11">limit rozmiaru</text:p>
        </text:list-item>
      </text:list>
      <text:p text:style-name="P12">Heap:</text:p>
      <text:list xml:id="list3987027945" text:style-name="L5">
        <text:list-item>
          <text:p text:style-name="P13">Brak limitu, </text:p>
        </text:list-item>
        <text:list-item>
          <text:p text:style-name="P13">Wolniejszy dostęp,</text:p>
        </text:list-item>
        <text:list-item>
          <text:p text:style-name="P14">Pamięć może być pofragmentowana (jest nieciągła),</text:p>
        </text:list-item>
        <text:list-item>
          <text:p text:style-name="P14">trzeba nią zarządzać</text:p>
        </text:list-item>
      </text:list>
      <text:p text:style-name="P12"/>
      <text:p text:style-name="P12"/>
      <text:p text:style-name="P12"/>
      <text:p text:style-name="P2">RAII</text:p>
      <text:p text:style-name="P37"><text:span text:style-name="T8">Inne metody zarządzania pamięcią:</text:span></text:p>
      <text:list xml:id="list3768195183" text:style-name="L6">
        <text:list-item>
          <text:p text:style-name="P48"><text:span text:style-name="T2">GC</text:span></text:p>
          <text:list>
            <text:list-item>
              <text:p text:style-name="P48"><text:span text:style-name="T2">Wykorzystuje liczenie referencji (reference counting),</text:span></text:p>
            </text:list-item>
            <text:list-item>
              <text:p text:style-name="P48"><text:span text:style-name="T2">sam zarządza pamięcią</text:span></text:p>
            </text:list-item>
          </text:list>
        </text:list-item>
      </text:list>
      <text:p text:style-name="P49"><text:span text:style-name="T2"/></text:p>
      <text:p text:style-name="P49"><text:span text:style-name="T2">W C++ mamy RAII:</text:span></text:p>
      <text:list xml:id="list1588175164" text:style-name="L7">
        <text:list-item>
          <text:p text:style-name="P50"><text:span text:style-name="T2">Konsturktory/destruktory,</text:span></text:p>
        </text:list-item>
        <text:list-item>
          <text:p text:style-name="P38"><text:span text:style-name="T8">smart pointery (implementacja RAII dla alokowania pamięci)</text:span></text:p>
        </text:list-item>
      </text:list>
      <text:p text:style-name="P72"><text:span text:style-name="T2">RAII:</text:span></text:p>
      <text:list xml:id="list168065245" text:style-name="L8">
        <text:list-item>
          <text:p text:style-name="P51"><text:span text:style-name="T2">Każdy zasób jest mapowany z odpowiedni handlerem,</text:span></text:p>
        </text:list-item>
        <text:list-item>
          <text:p text:style-name="P51"><text:span text:style-name="T2">tworzy konstruktorem,</text:span></text:p>
        </text:list-item>
        <text:list-item>
          <text:p text:style-name="P51"><text:span text:style-name="T2">czyści destruktorem</text:span></text:p>
        </text:list-item>
      </text:list>
      <text:p text:style-name="P49"><text:span text:style-name="T2"/></text:p>
      <text:p text:style-name="P49"><text:span text:style-name="T2">Benefity:</text:span></text:p>
      <text:list xml:id="list531898986" text:style-name="L9">
        <text:list-item>
          <text:p text:style-name="P52"><text:span text:style-name="T2">krótszy kod,</text:span></text:p>
        </text:list-item>
        <text:list-item>
          <text:p text:style-name="P16">wiadomo kto zwolni zasób,</text:p>
        </text:list-item>
        <text:list-item>
          <text:p text:style-name="P16">jest dość elastyczny - można go użyć z dowolnym zasobem,</text:p>
        </text:list-item>
        <text:list-item>
          <text:p text:style-name="P16">nie trzeba się upewniać, że zostanie usunięty,</text:p>
        </text:list-item>
        <text:list-item>
          <text:p text:style-name="P16">przewidywalny moment zwolnienia pamięci</text:p>
        </text:list-item>
      </text:list>
      <text:p text:style-name="P15"/>
      <text:p text:style-name="P17">Przykład memory leaku:</text:p>
      <text:p text:style-name="P17">void f(MemoryHandler&lt;Foo&gt; ptr){</text:p>
      <text:p text:style-name="P17"><text:tab/>std::cout &lt;&lt; ptr.get()-&gt;getA();</text:p>
      <text:p text:style-name="P17">}</text:p>
      <text:p text:style-name="P17"/>
      <text:p text:style-name="P17">MemoryHandler&lt;Foo&gt; ptr(new Foo(10));</text:p>
      <text:p text:style-name="P17">f(ptr);</text:p>
      <text:p text:style-name="P17"/>
      <text:p text:style-name="P17">Nastąpi crash bo w funkcji zostanie zwolniona pamięć. </text:p>
      <text:p text:style-name="P17">Unikalne handlery zasobów powinny być niekopiowalne:</text:p>
      <text:p text:style-name="P17"/>
      <text:p text:style-name="P17">MemoryHandler(MemoryHanlder&amp;) <text:s/>= delete;</text:p>
      <text:p text:style-name="P17">MemoryHandler* operator=(MemoryHandler&amp;) = delete;</text:p>
      <text:p text:style-name="P17"/>
      <text:p text:style-name="P17">oraz nieprzenoszalne:</text:p>
      <text:p text:style-name="P17"/>
      <text:p text:style-name="P17">MemoryHandler(MemoryHanlder&amp;&amp;) <text:s/>= delete;</text:p>
      <text:p text:style-name="P17">MemoryHandler* operator=(MemoryHandler&amp;&amp;) = delete;</text:p>
      <text:p text:style-name="P17"/>
      <text:p text:style-name="P17"/>
      <text:p text:style-name="P17">Zasada 3:</text:p>
      <text:list xml:id="list53553563" text:style-name="L10">
        <text:list-item>
          <text:p text:style-name="P18">copy assignment,</text:p>
        </text:list-item>
        <text:list-item>
          <text:p text:style-name="P18">copy constructor,</text:p>
        </text:list-item>
        <text:list-item>
          <text:p text:style-name="P18">destruktor</text:p>
        </text:list-item>
      </text:list>
      <text:p text:style-name="P17"/>
      <text:p text:style-name="P17">Zasada 5:</text:p>
      <text:list xml:id="list4126402310" text:style-name="L11">
        <text:list-item>
          <text:p text:style-name="P19">zasada 3 +,</text:p>
        </text:list-item>
        <text:list-item>
          <text:p text:style-name="P19">move asignment,</text:p>
        </text:list-item>
        <text:list-item>
          <text:p text:style-name="P19">move construction</text:p>
        </text:list-item>
      </text:list>
      <text:p text:style-name="P17"/>
      <text:p text:style-name="P17">Zasada 0:</text:p>
      <text:list xml:id="list1268598550" text:style-name="L12">
        <text:list-item>
          <text:p text:style-name="P39"><text:span text:style-name="T9">Brak customowego destruktora, copy/move konstruktorów oraz copy/move assignment operatorów,</text:span></text:p>
        </text:list-item>
        <text:list-item>
          <text:p text:style-name="P54"><text:span text:style-name="T2">zamiast tego używać ownership policies (std::unique_ptr&lt;&gt;, std::shared_ptr&lt;&gt;)</text:span></text:p>
        </text:list-item>
      </text:list>
      <text:p text:style-name="P53"><text:span text:style-name="T2"/></text:p>
      <text:p text:style-name="P61"/>
      <text:p text:style-name="P73">Smart pointery</text:p>
      <text:p text:style-name="P17">Od C++11:</text:p>
      <text:list xml:id="list2220496172" text:style-name="L13">
        <text:list-item>
          <text:p text:style-name="P20">std::weak_ptr,</text:p>
        </text:list-item>
        <text:list-item>
          <text:p text:style-name="P20">std::shared_ptr,</text:p>
        </text:list-item>
        <text:list-item>
          <text:p text:style-name="P20">std::unique_ptr</text:p>
        </text:list-item>
      </text:list>
      <text:p text:style-name="P17"/>
      <text:p text:style-name="P32">std::unique_ptr&lt;&gt;:</text:p>
      <text:list xml:id="list2603214363" text:style-name="L14">
        <text:list-item>
          <text:p text:style-name="P21">Obiekt może być posiadany przez tylko jeden unique_ptr,</text:p>
        </text:list-item>
        <text:list-item>
          <text:p text:style-name="P21">usuwa gdy wyjdzie ze scope'a,</text:p>
        </text:list-item>
        <text:list-item>
          <text:p text:style-name="P21">brak kopiowania,</text:p>
        </text:list-item>
        <text:list-item>
          <text:p text:style-name="P40"><text:span text:style-name="T9">możliwe przenoszenie,</text:span></text:p>
        </text:list-item>
        <text:list-item>
          <text:p text:style-name="P55"><text:span text:style-name="T2">może użyć custom deleter</text:span></text:p>
        </text:list-item>
      </text:list>
      <text:p text:style-name="P53"><text:span text:style-name="T2"/></text:p>
      <text:p text:style-name="P63"><text:span text:style-name="T2">Ważna cecha unique_ptr:</text:span></text:p>
      <text:p text:style-name="P63"><text:span text:style-name="T2"/></text:p>
      <text:p text:style-name="P63"><text:span text:style-name="T2">std::vector&lt;std::unique_otr&lt;Msg&gt;&gt; v;</text:span></text:p>
      <text:p text:style-name="P63"><text:span text:style-name="T2">v.push_back(std::unique_ptr&lt;MsgA&gt;{new MsgA});</text:span></text:p>
      <text:p text:style-name="P41"><text:span text:style-name="T10">v.push_back(std::unique_ptr&lt;MsgB&gt;{new MsgB});</text:span></text:p>
      <text:p text:style-name="P63"><text:span text:style-name="T2"/></text:p>
      <text:p text:style-name="P63"><text:span text:style-name="T2">Działa to ponieważ MsgA oraz MsgB dziedziczą po Msg.</text:span></text:p>
      <text:p text:style-name="P63"><text:span text:style-name="T2"/></text:p>
      <text:p text:style-name="P63"><text:span text:style-name="T2">Dla typów tablicowych:</text:span></text:p>
      <text:p text:style-name="P63"><text:span text:style-name="T2">std::unique_ptr&lt;T&gt; wywoła delete</text:span></text:p>
      <text:p text:style-name="P63"><text:span text:style-name="T2">std::unique_ptr&lt;T[]&gt; wywoła delete[]</text:span></text:p>
      <text:p text:style-name="P63"><text:span text:style-name="T2"/></text:p>
      <text:p text:style-name="P56"><text:span text:style-name="T1">std::shared_ptr&lt;&gt;:</text:span></text:p>
      <text:list xml:id="list2727133672" text:style-name="L15">
        <text:list-item>
          <text:p text:style-name="P57"><text:span text:style-name="T2">dzieli się obiektem z innymi wskaźnikami,</text:span></text:p>
        </text:list-item>
        <text:list-item>
          <text:p text:style-name="P57"><text:span text:style-name="T2">obiekt zwalniany wraz z ostatnim shared_ptr,</text:span></text:p>
        </text:list-item>
        <text:list-item>
          <text:p text:style-name="P57"><text:span text:style-name="T2">move/copy możliwe (ale kopiuje wskaźnik - nie obiekt),</text:span></text:p>
        </text:list-item>
        <text:list-item>
          <text:p text:style-name="P57"><text:span text:style-name="T2">custom deleter,</text:span></text:p>
        </text:list-item>
        <text:list-item>
          <text:p text:style-name="P57"><text:span text:style-name="T2">custom allocator</text:span></text:p>
        </text:list-item>
      </text:list>
      <text:p text:style-name="P56"><text:span text:style-name="T2"/></text:p>
      <text:p text:style-name="P58"><text:span text:style-name="T2">Ma dwa wskaźniki:</text:span></text:p>
      <text:list xml:id="list581194040" text:style-name="L16">
        <text:list-item>
          <text:p text:style-name="P59"><text:span text:style-name="T2">Na obiekt,</text:span></text:p>
        </text:list-item>
        <text:list-item>
          <text:p text:style-name="P42"><text:span text:style-name="T11">na blok kontrolny,</text:span></text:p>
        </text:list-item>
      </text:list>
      <text:p text:style-name="P22">Blok kontrolny jest dynamicznie alokowanym obiektem, który ma:</text:p>
      <text:list xml:id="list59191797" text:style-name="L17">
        <text:list-item>
          <text:p text:style-name="P23">licznik shared_ptr na obiekt,</text:p>
          <text:list>
            <text:list-item>
              <text:p text:style-name="P28">Alokowany przez make_shared dodatkowo:</text:p>
              <text:list>
                <text:list-item>
                  <text:p text:style-name="P28">licznik std::weak_ptr&lt;&gt; które mają referencję na obiekt,</text:p>
                </text:list-item>
              </text:list>
            </text:list-item>
          </text:list>
        </text:list-item>
        <text:list-item>
          <text:p text:style-name="P28">deleter,</text:p>
        </text:list-item>
        <text:list-item>
          <text:p text:style-name="P28">allocator</text:p>
        </text:list-item>
      </text:list>
      <text:p text:style-name="P22"/>
      <text:p text:style-name="P22">Cyclic dependency:</text:p>
      <text:list xml:id="list2648461990" text:style-name="L18">
        <text:list-item>
          <text:p text:style-name="P24">Gdy element wskazuje na samego siebie,</text:p>
        </text:list-item>
        <text:list-item>
          <text:p text:style-name="P24">gdy są dwa obiekty wskazujące na siebie nawzajem</text:p>
        </text:list-item>
      </text:list>
      <text:p text:style-name="P22"/>
      <text:p text:style-name="P33">std::weak_ptr&lt;&gt;:</text:p>
      <text:list xml:id="list2571835630" text:style-name="L19">
        <text:list-item>
          <text:p text:style-name="P34"><text:span text:style-name="T20">Niczego nie posiada,</text:span></text:p>
        </text:list-item>
        <text:list-item>
          <text:p text:style-name="P25">tylko obserwuje, </text:p>
        </text:list-item>
        <text:list-item>
          <text:p text:style-name="P25">musi być zmieniony w std::shared_ptr żeby uzyskać dostęp do obiektu</text:p>
        </text:list-item>
        <text:list-item>
          <text:p text:style-name="P25">std::weak_ptr&lt;&gt;::lock();</text:p>
        </text:list-item>
        <text:list-item>
          <text:p text:style-name="P25">std::shared_ptr&lt;&gt;::shared_ptr(const std::weak_ptr&lt;&gt;&amp;);</text:p>
        </text:list-item>
      </text:list>
      <text:p text:style-name="P74">New</text:p>
      <text:p text:style-name="P26">Jak działa new?</text:p>
      <text:p text:style-name="P26">"auto p = new MyData(10);"</text:p>
      <text:list xml:id="list2716752510" text:style-name="L20">
        <text:list-item>
          <text:p text:style-name="P27">alokuje na stercie pamięć równą sizeof(MyData),</text:p>
        </text:list-item>
        <text:list-item>
          <text:p text:style-name="P27">Uruchamia konstruktor,</text:p>
        </text:list-item>
        <text:list-item>
          <text:p text:style-name="P27">Przekazuje adres obiektu ze sterty do wskaźnika "auto p"</text:p>
        </text:list-item>
      </text:list>
      <text:p text:style-name="P26"/>
      <text:p text:style-name="P43"><text:span text:style-name="T12">Przez to, że kolejność wykonywania instrukcji nie jest gwarantowana (ale jest od lewej do prawej) to może nam wylecieć wyjątek i jeśli coś było zaalokowane na heapie to może nastąpić wyciek.</text:span></text:p>
      <text:p text:style-name="P43"><text:span text:style-name="T12"/></text:p>
      <text:p text:style-name="P60"><text:span text:style-name="T16">s</text:span><text:span text:style-name="T1">td::make_shared&lt;&gt;():</text:span></text:p>
      <text:p text:style-name="P64"><text:span text:style-name="T2">C++ wychodzi na przeciw i daje mechanizm:</text:span></text:p>
      <text:p text:style-name="P64"><text:span text:style-name="T2"><text:tab/>"std::make_shared&lt;MyData&gt;(10);"</text:span></text:p>
      <text:p text:style-name="P64"><text:span text:style-name="T2"/></text:p>
      <text:p text:style-name="P64"><text:span text:style-name="T2">std::make_shared&lt;&gt;() daje nam:</text:span></text:p>
      <text:list xml:id="list4004914622" text:style-name="L21">
        <text:list-item>
          <text:p text:style-name="P65"><text:span text:style-name="T2">naprawdę błędu,</text:span></text:p>
        </text:list-item>
        <text:list-item>
          <text:p text:style-name="P65"><text:span text:style-name="T2">nie powtarza konstruowanego obiektu,</text:span></text:p>
        </text:list-item>
        <text:list-item>
          <text:p text:style-name="P65"><text:span text:style-name="T2">optymalizuje zużycie pamięcie</text:span><text:span text:style-name="T13"> na stercie</text:span></text:p>
        </text:list-item>
      </text:list>
      <text:p text:style-name="P64"><text:span text:style-name="T13"/></text:p>
      <text:p text:style-name="P66"><text:span text:style-name="T2">Optymalizacja polega na tym, że wykonuje jedno wywołanie na stworzenie bloku kontrolnego i danych alokując je w pamięci obok siebie - nie szatkuje to pamięci.</text:span></text:p>
      <text:p text:style-name="P66"><text:span text:style-name="T2"/></text:p>
      <text:p text:style-name="P66"><text:span text:style-name="T2"/></text:p>
      <text:p text:style-name="P66"><text:span text:style-name="T2">Wady std::make_shared&lt;&gt;():</text:span></text:p>
      <text:list xml:id="list2910600013" text:style-name="L22">
        <text:list-item>
          <text:p text:style-name="P44"><text:span text:style-name="T14">Nie pozwala na </text:span><text:span text:style-name="T13">stworzenie customowego deleter-a,</text:span></text:p>
        </text:list-item>
        <text:list-item>
          <text:p text:style-name="P67"><text:span text:style-name="T2">nie może być użyte z listą inicjalizacyjną (błąd kompilacji),</text:span></text:p>
        </text:list-item>
        <text:list-item>
          <text:p text:style-name="P44"><text:span text:style-name="T13">usunięcie wszystkich shared_ptr </text:span><text:span text:style-name="T14">wywoła destruktor, ale blok pamięci nie zostanie jeszcze zwolniony. Dopiero z usunięciem weak_ptr cały blok zostanie usuniety. </text:span></text:p>
          <text:list>
            <text:list-item>
              <text:p text:style-name="P45"><text:span text:style-name="T14">Dlaczego? Bo jedna ramka jest inicjalizowana dla bloku kontrolnego oraz obiektu.</text:span></text:p>
            </text:list-item>
          </text:list>
        </text:list-item>
      </text:list>
      <text:p text:style-name="P46"><text:span text:style-name="T14"/></text:p>
      <text:p text:style-name="P60"><text:span text:style-name="T17">s</text:span><text:span text:style-name="T1">td::make_unique&lt;&gt;()(C++14):</text:span></text:p>
      <text:p text:style-name="P60"><text:span text:style-name="T2"/></text:p>
      <text:p text:style-name="P62">Memory corruption detection</text:p>
      <text:p text:style-name="P29"/>
      <text:p text:style-name="P35">Compiler support:</text:p>
      <text:list xml:id="list1924348735" text:style-name="L23">
        <text:list-item>
          <text:p text:style-name="P30">"-Wall" więcej errorów,</text:p>
        </text:list-item>
        <text:list-item>
          <text:p text:style-name="P30">"-Werror" warningi są błędami</text:p>
        </text:list-item>
      </text:list>
      <text:p text:style-name="P31"/>
      <text:p text:style-name="P47"><text:span text:style-name="T15">Narzędzia do wykrywania błędów w pamięci (buffer overflow, użycie dangling pointer) nazywa się Address Sanitizer:</text:span></text:p>
      <text:list xml:id="list3081221102" text:style-name="L24">
        <text:list-item>
          <text:p text:style-name="P68"><text:span text:style-name="T2">"-fsanitize=address"</text:span></text:p>
        </text:list-item>
      </text:list>
      <text:p text:style-name="P69"><text:span text:style-name="T2">Valgrind symuluje sztuczne środowisko PC (CPU, RAM):</text:span></text:p>
      <text:list xml:id="list1376508814" text:style-name="L25">
        <text:list-item>
          <text:p text:style-name="P70"><text:span text:style-name="T2">sprawdza błędy z pamięcią, wycieki itd. dobrze jest używać niską optymalizacją, bo output valgrinda może być nieczytelny</text:span></text:p>
        </text:list-item>
        <text:list-item>
          <text:p text:style-name="P70"><text:span text:style-name="T2">"valgrind --leak-check=yes ./a.out"</text:span></text:p>
        </text:list-item>
      </text:list>
      <text:p text:style-name="P69"><text:span text:style-name="T2">Memcheck:</text:span></text:p>
      <text:list xml:id="list2298446740" text:style-name="L26">
        <text:list-item>
          <text:p text:style-name="P71"><text:span text:style-name="T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6:31:24.300928288</meta:creation-date>
    <dc:date>2021-03-11T02:14:57.958657102</dc:date>
    <meta:editing-duration>PT2H6M3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145" meta:word-count="761" meta:character-count="5404" meta:non-whitespace-character-count="4855"/>
  </office:meta>
</office:document-meta>
</file>